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c0c0c0"/>
      <style:paragraph-properties fo:text-align="center" style:justify-single-word="false" fo:background-color="#c0c0c0"/>
    </style:style>
    <style:style style:name="P2" style:family="paragraph" style:parent-style-name="Standard">
      <loext:graphic-properties draw:fill="solid" draw:fill-color="#00ccff"/>
      <style:paragraph-properties fo:text-align="center" style:justify-single-word="false" fo:background-color="#00ccff"/>
    </style:style>
    <style:style style:name="P3" style:family="paragraph" style:parent-style-name="Standard">
      <style:paragraph-properties fo:text-align="justify" style:justify-single-word="false"/>
    </style:style>
    <style:style style:name="P4"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color="#ff0000" style:font-name="Arial Narrow" fo:font-size="15pt" fo:font-weight="bold" style:font-size-asian="15pt"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453---SYSTEME D'EXPLOITATION - e-learning - Séquence 2</text:span></text:p>
      <text:p text:style-name="P1"><text:span text:style-name="T1">Installation de votre système – 2</text:span></text:p>
      <text:p text:style-name="P3"/>
      <text:p text:style-name="P3"/>
      <text:p text:style-name="P3"/>
      <text:p text:style-name="P3">Oracle VM VirtualBox étant maintenant installé, il faut télécharger ce qui est nécessaire en vue de l’installation du système invité : le système Debian GNU/Linux.</text:p>
      <text:p text:style-name="P3"/>
      <text:p text:style-name="P3">Site de Debian GNU/Linux :</text:p>
      <text:p text:style-name="P3"/>
      <text:p text:style-name="P3"><text:a xlink:type="simple" xlink:href="https://www.debian.org/index.fr.html" text:style-name="Internet_20_link" text:visited-style-name="Visited_20_Internet_20_Link">https://www.debian.org/index.fr.html</text:a></text:p>
      <text:p text:style-name="P3"/>
      <text:p text:style-name="P3">Si vous disposez d’une connexion à Internet, il n’est pas nécessaire de télécharger tous les paquets de composants du système (tous les CD ou tous les DVD). Une procédure d’installation possible consiste à ne télécharger d’abord que le premier CD. Ensuite, lors de l’installation dans Oracle VM VirtualBox, puis lors d’installations ultérieures de composants supplémentaires, les paquets nécessaires qui manquent seront téléchargés depuis une localisation dans l’Internet, appelée : « miroir ».</text:p>
      <text:p text:style-name="P3"/>
      <text:p text:style-name="P3">Images ISO de CD/DVD :</text:p>
      <text:p text:style-name="P3"/>
      <text:p text:style-name="P3"><text:a xlink:type="simple" xlink:href="https://www.debian.org/CD/" text:style-name="Internet_20_link" text:visited-style-name="Visited_20_Internet_20_Link">https://www.debian.org/CD/</text:a></text:p>
      <text:p text:style-name="P3"/>
      <text:p text:style-name="P3">Télécharger les images des CD ou DVD par HTTP ou FTP :</text:p>
      <text:p text:style-name="P3"/>
      <text:p text:style-name="P3"><text:a xlink:type="simple" xlink:href="https://www.debian.org/CD/http-ftp/" text:style-name="Internet_20_link" text:visited-style-name="Visited_20_Internet_20_Link">https://www.debian.org/CD/http-ftp/</text:a></text:p>
      <text:p text:style-name="P3"/>
      <text:p text:style-name="P3">Puis : images officielles des CD ou DVD de la distribution « stable » :</text:p>
      <text:p text:style-name="P3"/>
      <text:p text:style-name="P3"><text:a xlink:type="simple" xlink:href="https://www.debian.org/CD/http-ftp/#stable" text:style-name="Internet_20_link" text:visited-style-name="Visited_20_Internet_20_Link">https://www.debian.org/CD/http-ftp/#stable</text:a></text:p>
      <text:p text:style-name="P3"/>
      <text:p text:style-name="P3">Il faut ensuite sélectionner le type de processeur de votre ordinateur (voir les caractéristiques de celui-ci).</text:p>
      <text:p text:style-name="P3"/>
      <text:p text:style-name="P3">Si votre ordinateur est un PC 64 bits, sélectionnez : amd64.</text:p>
      <text:p text:style-name="P3"/>
      <text:p text:style-name="P3">Et si la référence de la dernière version stable est 8.6.0 :</text:p>
      <text:p text:style-name="P3"/>
      <text:p text:style-name="P3"><text:a xlink:type="simple" xlink:href="http://cdimage.debian.org/debian-cd/8.6.0/amd64/iso-cd/" text:style-name="Internet_20_link" text:visited-style-name="Visited_20_Internet_20_Link">http://cdimage.debian.org/debian-cd/8.6.0/amd64/iso-cd/</text:a></text:p>
      <text:p text:style-name="P3"/>
      <text:p text:style-name="P3">Il faut ensuite télécharger le fichier : debian-8.6.0-amd64-CD-1.iso</text:p>
      <text:p text:style-name="P3"/>
      <text:p text:style-name="P3">C’est le premier fichier d’image disque du système : le fichier du CD-1 au format « .iso ».</text:p>
      <text:p text:style-name="P3"/>
      <text:p text:style-name="P3">Son URL est donc :</text:p>
      <text:p text:style-name="P3"/>
      <text:p text:style-name="P3"><text:a xlink:type="simple" xlink:href="http://cdimage.debian.org/debian-cd/8.6.0/amd64/iso-cd/debian-8.6.0-amd64-CD-1.iso" text:style-name="Internet_20_link" text:visited-style-name="Visited_20_Internet_20_Link">http://cdimage.debian.org/debian-cd/8.6.0/amd64/iso-cd/debian-8.6.0-amd64-CD-1.iso</text:a></text:p>
      <text:p text:style-name="P3"/>
      <text:p text:style-name="P3"><text:soft-page-break/>En ce qui concerne la documentation d’installation du système Debian GNU/Linux :</text:p>
      <text:p text:style-name="P3"/>
      <text:p text:style-name="P3">Accéder au : Guide de l'installation :</text:p>
      <text:p text:style-name="P3"/>
      <text:p text:style-name="P3"><text:a xlink:type="simple" xlink:href="https://www.debian.org/releases/stable/i386/apa" text:style-name="Internet_20_link" text:visited-style-name="Visited_20_Internet_20_Link">https://www.debian.org/releases/stable/i386/apa</text:a></text:p>
      <text:p text:style-name="P3"/>
      <text:p text:style-name="P3">Accéder au : Manuel d'installation, selon le type de processeur de votre ordinateur :</text:p>
      <text:p text:style-name="P3"/>
      <text:p text:style-name="P3"><text:a xlink:type="simple" xlink:href="https://www.debian.org/releases/stable/installmanual" text:style-name="Internet_20_link" text:visited-style-name="Visited_20_Internet_20_Link">https://www.debian.org/releases/stable/installmanual</text:a><text:bookmark text:name="_GoBack"/></text:p>
      <text:p text:style-name="P3"/>
      <text:p text:style-name="P3"/>
      <text:p text:style-name="P3"/>
      <text:p text:style-name="P2"><text:span text:style-name="T2">LABORATOIRE – Installation de votre système – 2</text:span></text:p>
      <text:p text:style-name="P3"/>
      <text:p text:style-name="P3"/>
      <text:p text:style-name="P3"/>
      <text:p text:style-name="P3">Selon le type de processeur de votre ordinateur, téléchargez le fichier CD-1.iso du système Debian GNU/Linux (dernière version stable).</text:p>
      <text:p text:style-name="P3"/>
      <text:p text:style-name="P3">Prenez connaissance des documents : Guide de l'installation et Manuel d'installation, selon le type de processeur de votre ordinateur.</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2</meta:editing-cycles>
    <meta:creation-date>2015-10-05T12:03:00</meta:creation-date>
    <dc:date>2016-10-12T17:28:00</dc:date>
    <meta:editing-duration>PT10M</meta:editing-duration>
    <meta:generator>LibreOffice/5.1.6.2.0$Linux_X86_64 LibreOffice_project/10$Build-2</meta:generator>
    <meta:document-statistic meta:table-count="0" meta:image-count="0" meta:object-count="0" meta:page-count="2" meta:paragraph-count="28" meta:word-count="302" meta:character-count="2219" meta:non-whitespace-character-count="1943"/>
    <meta:user-defined meta:name="AppVersion">15.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